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4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4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28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style:font-name="Liberation Sans" fo:font-size="12pt" style:font-name-asian="Liberation Sans" style:font-name-complex="Liberation Sans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cm" svg:y1="12.25cm" svg:x2="1.75cm" svg:y2="2.25cm">
          <text:p/>
        </draw:line>
        <draw:line draw:style-name="gr2" draw:text-style-name="P1" draw:layer="layout" svg:x1="1.75cm" svg:y1="12.25cm" svg:x2="17.5cm" svg:y2="12.25cm">
          <text:p/>
        </draw:line>
        <draw:line draw:style-name="gr3" draw:text-style-name="P1" draw:layer="layout" svg:x1="1.75cm" svg:y1="12.25cm" svg:x2="7cm" svg:y2="5cm">
          <text:p/>
        </draw:line>
        <draw:line draw:style-name="gr3" draw:text-style-name="P1" draw:layer="layout" svg:x1="7cm" svg:y1="5cm" svg:x2="13.75cm" svg:y2="8cm">
          <text:p/>
        </draw:line>
        <draw:path draw:style-name="gr3" draw:text-style-name="P1" draw:layer="layout" svg:width="0.425cm" svg:height="0.143cm" draw:transform="rotate (-0.785398163397449) translate (2.02cm 11.882cm)" svg:viewBox="0 0 426 144" svg:d="M0 0c106 31 228-13 324 59l47 39 42 42 13 4">
          <text:p/>
        </draw:path>
        <draw:path draw:style-name="gr3" draw:text-style-name="P1" draw:layer="layout" svg:width="0.375cm" svg:height="0.446cm" draw:transform="rotate (-1.89246050793745) translate (7.302cm 5.133cm)" svg:viewBox="0 0 376 447" svg:d="M0 0c101 8 252-4 296 101 40 93 103 180 71 287l-11 59">
          <text:p/>
        </draw:path>
        <draw:frame draw:style-name="gr4" draw:text-style-name="P2" draw:layer="layout" svg:width="0.745cm" svg:height="0.725cm" svg:x="6.685cm" svg:y="5.336cm">
          <draw:text-box>
            <text:p><text:span text:style-name="T1">β</text:span></text:p>
          </draw:text-box>
        </draw:frame>
        <draw:frame draw:style-name="gr5" draw:text-style-name="P2" draw:layer="layout" svg:width="0.747cm" svg:height="0.725cm" svg:x="2.129cm" svg:y="11.599cm">
          <draw:text-box>
            <text:p><text:span text:style-name="T1">α</text:span></text:p>
          </draw:text-box>
        </draw:frame>
        <draw:line draw:style-name="gr3" draw:text-style-name="P1" draw:layer="layout" svg:x1="1.734cm" svg:y1="4.983cm" svg:x2="16.639cm" svg:y2="4.983cm">
          <text:p/>
        </draw:line>
        <draw:path draw:style-name="gr3" draw:text-style-name="P1" draw:layer="layout" svg:width="0.087cm" svg:height="0.436cm" svg:x="7.889cm" svg:y="5.006cm" svg:viewBox="0 0 88 437" svg:d="M48 0c37 86 43 182 38 275v54l-38 76-48 32">
          <text:p/>
        </draw:path>
        <draw:frame draw:style-name="gr6" draw:text-style-name="P2" draw:layer="layout" svg:width="0.714cm" svg:height="0.725cm" svg:x="7.917cm" svg:y="4.878cm">
          <draw:text-box>
            <text:p><text:span text:style-name="T1">γ</text:span></text:p>
          </draw:text-box>
        </draw:frame>
        <draw:frame draw:style-name="gr7" draw:text-style-name="P2" draw:layer="layout" svg:width="0.784cm" svg:height="1.199cm" svg:x="3.643cm" svg:y="8.009cm">
          <draw:text-box>
            <text:p><text:span text:style-name="T1">A</text:span></text:p>
            <text:p><text:span text:style-name="T1"/></text:p>
          </draw:text-box>
        </draw:frame>
        <draw:frame draw:style-name="gr8" draw:text-style-name="P2" draw:layer="layout" svg:width="0.784cm" svg:height="0.725cm" svg:x="10.311cm" svg:y="5.866cm">
          <draw:text-box>
            <text:p><text:span text:style-name="T1">B</text:span></text:p>
          </draw:text-box>
        </draw:frame>
        <draw:custom-shape draw:style-name="gr9" draw:text-style-name="P3" draw:layer="layout" svg:width="0.041cm" svg:height="0.041cm" svg:x="13.754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55cm" svg:height="0.725cm" svg:x="13.297cm" svg:y="7.991cm">
          <draw:text-box>
            <text:p><text:span text:style-name="T2">(x, y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_20__28_Rounded_29_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1:48:32.748837600</meta:creation-date>
    <meta:editing-duration>PT20S</meta:editing-duration>
    <meta:editing-cycles>2</meta:editing-cycles>
    <meta:generator>LibreOffice/24.8.7.2$Linux_X86_64 LibreOffice_project/480$Build-2</meta:generator>
    <dc:date>2025-09-03T21:48:50.147556560</dc:date>
    <meta:document-statistic meta:object-count="15"/>
  </office:meta>
</office:document-meta>
</file>